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 NO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OM/HND/21/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OM/HND/21/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OM/HND/21/00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/HND/21/00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OM/HND/21/00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22:36:45.273210455</meta:creation-date>
    <dc:date>2023-08-09T22:39:36.080372311</dc:date>
    <meta:editing-duration>PT2M54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